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ataDaoImp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Dao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DaoImpl.setProperty( String pname , String p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DaoImpl.getScope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DaoImpl.set( Node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DataDaoImpl.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DaoImpl.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DataDaoImpl.XmlDataDaoImpl( ScopeDaoImpl scope ,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ataDaoImpl.getProperty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ataDa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